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0DE9CB86A148FDF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opacity="0%" draw:textarea-horizontal-align="justify" draw:textarea-vertical-align="middle" draw:auto-grow-height="false" fo:min-height="7.844cm" fo:min-width="5.026cm"/>
    </style:style>
    <style:style style:name="gr2" style:family="graphic" style:parent-style-name="standard">
      <style:graphic-properties draw:stroke="dash" draw:stroke-dash="Double_20_Dash" svg:stroke-color="#666666" draw:fill="none" draw:fill-color="#ffffff" draw:auto-grow-height="true" draw:auto-grow-width="true" draw:fit-to-size="false" style:shrink-to-fit="true" fo:min-height="0.625cm" fo:min-width="3.921cm"/>
      <style:paragraph-properties style:writing-mode="lr-tb"/>
    </style:style>
    <style:style style:name="gr3" style:family="graphic" style:parent-style-name="standard">
      <style:graphic-properties draw:fill-color="#666666" draw:opacity="0%" draw:textarea-horizontal-align="justify" draw:textarea-vertical-align="middle" draw:auto-grow-height="false" fo:min-height="5.242cm" fo:min-width="5.026cm"/>
    </style:style>
    <style:style style:name="gr4" style:family="graphic" style:parent-style-name="standard">
      <style:graphic-properties draw:stroke="solid" draw:fill="none" draw:fill-color="#ffffff" draw:auto-grow-height="false" draw:fit-to-size="false" style:shrink-to-fit="true" fo:min-height="0.937cm"/>
      <style:paragraph-properties style:writing-mode="lr-tb"/>
    </style:style>
    <style:style style:name="gr5" style:family="graphic" style:parent-style-name="standard">
      <style:graphic-properties draw:fill-color="#666666" draw:opacity="0%" draw:textarea-horizontal-align="justify" draw:textarea-vertical-align="middle" draw:auto-grow-height="false" fo:min-height="13.336cm" fo:min-width="4.197cm"/>
    </style:style>
    <style:style style:name="gr6" style:family="graphic" style:parent-style-name="standard">
      <style:graphic-properties draw:stroke="solid" draw:stroke-dash="Long_20_Dot" svg:stroke-color="#666666" draw:fill="none" draw:fill-color="#ffffff" draw:textarea-vertical-align="middle" draw:auto-grow-height="false" draw:auto-grow-width="false" draw:fit-to-size="false" style:shrink-to-fit="true" fo:min-height="1.5cm" fo:min-width="2.25cm"/>
      <style:paragraph-properties style:writing-mode="lr-tb"/>
    </style:style>
    <style:style style:name="gr7" style:family="graphic" style:parent-style-name="objectwithoutfill">
      <style:graphic-properties svg:stroke-width="0.106cm" svg:stroke-color="#666666" draw:marker-start-width="0.359cm" draw:marker-end="Nyílhegyek_20_5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fill-color="#666666" draw:opacity="0%" draw:textarea-horizontal-align="justify" draw:textarea-vertical-align="middle" draw:auto-grow-height="false" fo:min-height="9cm" fo:min-width="5.855cm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0.908cm" fo:min-width="4.497cm"/>
    </style:style>
    <style:style style:name="gr10" style:family="graphic" style:parent-style-name="standard">
      <style:graphic-properties draw:stroke="none" draw:fill="none" draw:fill-color="#ffffff" draw:auto-grow-height="false" draw:fit-to-size="false" style:shrink-to-fit="true" fo:min-height="0.937cm"/>
      <style:paragraph-properties style:writing-mode="lr-tb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0.908cm" fo:min-width="3.784cm"/>
    </style:style>
    <style:style style:name="gr12" style:family="graphic" style:parent-style-name="standard">
      <style:graphic-properties draw:fill-color="#666666" draw:opacity="0%" draw:textarea-horizontal-align="justify" draw:textarea-vertical-align="middle" draw:auto-grow-height="false" fo:min-height="5.242cm" fo:min-width="4.474cm"/>
    </style:style>
    <style:style style:name="gr13" style:family="graphic" style:parent-style-name="standard">
      <style:graphic-properties draw:fill-color="#666666" draw:opacity="0%" draw:textarea-horizontal-align="justify" draw:textarea-vertical-align="middle" draw:auto-grow-height="false" fo:min-height="2.641cm" fo:min-width="4.474cm"/>
    </style:style>
    <style:style style:name="gr14" style:family="graphic" style:parent-style-name="standard">
      <style:graphic-properties draw:opacity="10%" draw:textarea-vertical-align="middle" fo:min-height="0.892cm" draw:shadow="hidden"/>
      <style:paragraph-properties style:writing-mode="lr-tb"/>
    </style:style>
    <style:style style:name="gr15" style:family="graphic" style:parent-style-name="standard">
      <style:graphic-properties svg:stroke-width="0.081cm" svg:stroke-color="#666666" draw:marker-start="Nyílhegyek_20_6" draw:marker-start-width="0.422cm" draw:marker-end="Nyílhegyek_20_7" draw:marker-end-width="0.422cm" draw:textarea-vertical-align="middle" fo:padding-top="0.166cm" fo:padding-bottom="0.166cm" fo:padding-left="0.291cm" fo:padding-right="0.291cm"/>
    </style:style>
    <style:style style:name="gr16" style:family="graphic" style:parent-style-name="standard">
      <style:graphic-properties draw:fill-color="#666666" draw:opacity="0%" draw:textarea-horizontal-align="justify" draw:textarea-vertical-align="middle" draw:auto-grow-height="false" fo:min-height="4.086cm" fo:min-width="5.855cm"/>
    </style:style>
    <style:style style:name="gr17" style:family="graphic" style:parent-style-name="standard">
      <style:graphic-properties draw:fill-color="#666666" draw:opacity="0%" draw:textarea-horizontal-align="justify" draw:textarea-vertical-align="middle" draw:auto-grow-height="false" fo:min-height="13.336cm" fo:min-width="3.921cm"/>
    </style:style>
    <style:style style:name="gr18" style:family="graphic" style:parent-style-name="standard">
      <style:graphic-properties draw:stroke="dash" draw:stroke-dash="Long_20_Dot" svg:stroke-color="#000000" draw:fill="none" draw:fill-color="#ffffff" draw:textarea-vertical-align="middle" draw:auto-grow-height="false" draw:auto-grow-width="false" draw:fit-to-size="false" style:shrink-to-fit="false" fo:min-height="2.25cm" fo:min-width="4.414cm"/>
      <style:paragraph-properties style:writing-mode="lr-tb"/>
    </style:style>
    <style:style style:name="gr19" style:family="graphic" style:parent-style-name="standard">
      <style:graphic-properties svg:stroke-width="0.081cm" svg:stroke-color="#666666" draw:marker-start="Nyílhegyek_20_6" draw:marker-start-width="0.422cm" draw:marker-end="Nyílhegyek_20_7" draw:marker-end-width="0.422cm" draw:stroke-linejoin="round" svg:stroke-linecap="butt" draw:textarea-vertical-align="middle" fo:padding-top="0.166cm" fo:padding-bottom="0.166cm" fo:padding-left="0.291cm" fo:padding-right="0.291cm"/>
    </style:style>
    <style:style style:name="gr20" style:family="graphic" style:parent-style-name="standard">
      <style:graphic-properties svg:stroke-width="0.081cm" svg:stroke-color="#808080" draw:marker-start="Nyílhegyek_20_6" draw:marker-start-width="0.422cm" draw:marker-end="Nyílhegyek_20_7" draw:marker-end-width="0.422cm" draw:textarea-vertical-align="middle" fo:padding-top="0.166cm" fo:padding-bottom="0.166cm" fo:padding-left="0.291cm" fo:padding-right="0.291cm"/>
    </style:style>
    <style:style style:name="gr21" style:family="graphic" style:parent-style-name="standard">
      <style:graphic-properties svg:stroke-width="0.035cm" svg:stroke-color="#808080" draw:marker-start-width="0.252cm" draw:marker-end-width="0.252cm" draw:fill="bitmap" draw:fill-color="#cccccc" draw:fill-image-name="_32_0_20_Percent" draw:opacity="20%" draw:textarea-horizontal-align="justify" draw:textarea-vertical-align="middle" draw:auto-grow-height="false" fo:min-height="0.9cm" fo:min-width="20.5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vertical-align="middle" fo:min-height="0.937cm"/>
      <style:paragraph-properties style:writing-mode="lr-tb"/>
    </style:style>
    <style:style style:name="gr23" style:family="graphic" style:parent-style-name="standard">
      <style:graphic-properties draw:stroke="solid" draw:fill="none" draw:fill-color="#ffffff" draw:textarea-vertical-align="middle" fo:min-height="0.937cm"/>
      <style:paragraph-properties style:writing-mode="lr-tb"/>
    </style:style>
    <style:style style:name="P1" style:family="paragraph">
      <loext:graphic-properties draw:fill-color="#666666" draw:opacity="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666666" loext:opacity="100%" fo:font-size="13.8000001907349pt" fo:font-style="italic" fo:font-weight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7.2999992370605pt" fo:font-weight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fo:font-size="17.2999992370605pt" fo:font-style="normal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0.7999992370605pt" fo:font-weight="bold"/>
    </style:style>
    <style:style style:name="P9" style:family="paragraph">
      <loext:graphic-properties draw:fill="none" draw:fill-color="#ffffff"/>
      <style:paragraph-properties style:writing-mode="lr-tb"/>
      <style:text-properties fo:font-size="17.2999992370605pt" fo:font-weight="bold"/>
    </style:style>
    <style:style style:name="P10" style:family="paragraph">
      <loext:graphic-properties draw:opacity="10%"/>
      <style:paragraph-properties fo:text-align="center" style:writing-mode="lr-tb"/>
      <style:text-properties fo:font-size="20.7999992370605pt" fo:font-weight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fo:font-size="16pt" fo:font-style="normal" fo:font-weight="bold"/>
    </style:style>
    <style:style style:name="P12" style:family="paragraph">
      <style:paragraph-properties fo:text-align="center" style:writing-mode="lr-tb"/>
      <style:text-properties fo:color="#666666" loext:opacity="100%" fo:font-weight="bold"/>
    </style:style>
    <style:style style:name="P13" style:family="paragraph">
      <loext:graphic-properties draw:fill="bitmap" draw:fill-color="#cccccc" draw:fill-image-name="_32_0_20_Percent" draw:opacity="20%"/>
      <style:paragraph-properties fo:text-align="center" style:writing-mode="lr-tb"/>
      <style:text-properties fo:color="#666666" loext:opacity="100%" fo:font-weight="bold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666666" loext:opacity="100%" fo:font-size="12pt" fo:font-style="italic" fo:font-weight="normal"/>
    </style:style>
    <style:style style:name="T2" style:family="text">
      <style:text-properties fo:font-size="17.2999992370605pt" fo:font-weight="bold"/>
    </style:style>
    <style:style style:name="T3" style:family="text">
      <style:text-properties fo:color="#666666" loext:opacity="100%" fo:font-size="17.2999992370605pt" fo:font-style="normal" fo:font-weight="bold"/>
    </style:style>
    <style:style style:name="T4" style:family="text">
      <style:text-properties fo:font-size="20.7999992370605pt" fo:font-weight="bold"/>
    </style:style>
    <style:style style:name="T5" style:family="text">
      <style:text-properties fo:color="#666666" loext:opacity="100%" fo:font-size="16pt" fo:font-style="normal" fo:font-weight="bold"/>
    </style:style>
    <style:style style:name="T6" style:family="text">
      <style:text-properties fo:color="#666666" loext:opacity="100%" fo:font-weight="bold"/>
    </style:style>
    <style:style style:name="T7" style:family="text">
      <style:text-properties fo:font-weight="bold" style:font-size-asian="18pt" style:font-weight-asian="bold" style:font-size-complex="18pt" style:font-weight-complex="bold"/>
    </style:style>
    <style:style style:name="T8" style:family="text">
      <style:text-properties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office:forms form:automatic-focus="false" form:apply-design-mode="false">
          <form:form form:name="Űrlap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5.526cm" svg:height="8.094cm" svg:x="15.474cm" svg:y="1.1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4.421cm" svg:height="0.875cm" svg:x="16.027cm" svg:y="5.205cm">
          <draw:text-box>
            <text:p><text:span text:style-name="T1">PostgreSQL</text:span></text:p>
          </draw:text-box>
        </draw:frame>
        <draw:frame draw:style-name="gr2" draw:text-style-name="P2" draw:layer="layout" svg:width="4.421cm" svg:height="0.875cm" svg:x="16.027cm" svg:y="6.363cm">
          <draw:text-box>
            <text:p><text:span text:style-name="T1">MySQL</text:span></text:p>
          </draw:text-box>
        </draw:frame>
        <draw:frame draw:style-name="gr2" draw:text-style-name="P2" draw:layer="layout" svg:width="4.421cm" svg:height="0.875cm" svg:x="16.027cm" svg:y="7.52cm">
          <draw:text-box>
            <text:p><text:span text:style-name="T1">SQLite</text:span></text:p>
          </draw:text-box>
        </draw:frame>
        <draw:custom-shape draw:style-name="gr3" draw:text-style-name="P1" draw:layer="layout" svg:width="5.526cm" svg:height="5.492cm" svg:x="15.474cm" svg:y="9.2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21cm" svg:height="0.875cm" svg:x="16.027cm" svg:y="11.856cm">
          <draw:text-box>
            <text:p><text:span text:style-name="T1">PDF</text:span></text:p>
          </draw:text-box>
        </draw:frame>
        <draw:frame draw:style-name="gr4" draw:text-style-name="P4" draw:layer="layout" svg:width="4.046cm" svg:height="1.035cm" draw:transform="rotate (1.5707963267949) translate (13.262cm 5.497cm)">
          <draw:text-box>
            <text:p text:style-name="P3"><text:span text:style-name="T2"><text:a xlink:href="https://pkg.go.dev/github.com/nervatura/nervatura-service/pkg/nervatura#NervaStore" xlink:type="simple">NervaStore</text:a></text:span></text:p>
          </draw:text-box>
        </draw:frame>
        <draw:custom-shape draw:style-name="gr5" draw:text-style-name="P1" draw:layer="layout" svg:width="4.697cm" svg:height="13.586cm" svg:x="10.777cm" svg:y="1.16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688cm" svg:height="1.105cm" draw:transform="rotate (1.5707963267949) translate (13.263cm 10.7cm)">
          <draw:text-box>
            <text:p text:style-name="P3"><text:span text:style-name="T3">Service functions</text:span></text:p>
          </draw:text-box>
        </draw:frame>
        <draw:line draw:style-name="gr7" draw:text-style-name="P6" draw:layer="layout" svg:x1="14.369cm" svg:y1="12.723cm" svg:x2="15.53cm" svg:y2="12.723cm">
          <text:p/>
        </draw:line>
        <draw:custom-shape draw:style-name="gr8" draw:text-style-name="P1" draw:layer="layout" svg:width="6.355cm" svg:height="9.25cm" svg:x="4.421cm" svg:y="1.1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803cm" svg:height="1.735cm" svg:x="4.698cm" svg:y="1.44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0" draw:text-style-name="P8" draw:layer="layout" svg:width="4.421cm" svg:height="1.082cm" svg:x="4.974cm" svg:y="1.813cm">
          <draw:text-box>
            <text:p><text:span text:style-name="T4"><text:a xlink:href="https://pkg.go.dev/github.com/nervatura/nervatura-service/pkg/service#APIService" xlink:type="simple">APIService</text:a></text:span></text:p>
          </draw:text-box>
        </draw:frame>
        <draw:frame draw:style-name="gr4" draw:text-style-name="P9" draw:layer="layout" svg:width="4.697cm" svg:height="1.082cm" svg:x="4.698cm" svg:y="3.76cm">
          <draw:text-box>
            <text:p><text:span text:style-name="T2"><text:a xlink:href="https://pkg.go.dev/github.com/nervatura/nervatura-service/pkg/service#AdminService" xlink:type="simple">AdminService</text:a></text:span></text:p>
          </draw:text-box>
        </draw:frame>
        <draw:frame draw:style-name="gr4" draw:text-style-name="P9" draw:layer="layout" svg:width="4.697cm" svg:height="1.082cm" svg:x="4.698cm" svg:y="8.965cm">
          <draw:text-box>
            <text:p><text:span text:style-name="T2"><text:a xlink:href="https://pkg.go.dev/github.com/nervatura/nervatura-service/pkg/service#CLIService" xlink:type="simple">CLIService</text:a></text:span></text:p>
          </draw:text-box>
        </draw:frame>
        <draw:frame draw:style-name="gr4" draw:text-style-name="P9" draw:layer="layout" svg:width="4.697cm" svg:height="1.082cm" svg:x="4.698cm" svg:y="5.496cm">
          <draw:text-box>
            <text:p><text:span text:style-name="T2"><text:a xlink:href="https://nervatura.github.io/nervatura/api" xlink:type="simple">HTTPService</text:a></text:span></text:p>
          </draw:text-box>
        </draw:frame>
        <draw:frame draw:style-name="gr4" draw:text-style-name="P9" draw:layer="layout" svg:width="4.697cm" svg:height="1.082cm" svg:x="4.698cm" svg:y="7.231cm">
          <draw:text-box>
            <text:p><text:span text:style-name="T2"><text:a xlink:href="https://nervatura.github.io/nervatura/grpc" xlink:type="simple">RPCService</text:a></text:span></text:p>
          </draw:text-box>
        </draw:frame>
        <draw:custom-shape draw:style-name="gr11" draw:text-style-name="P7" draw:layer="layout" svg:width="4.974cm" svg:height="1.735cm" svg:x="15.75cm" svg:y="1.449cm">
          <text:p/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1" draw:layer="layout" svg:width="4.974cm" svg:height="5.492cm" svg:x="15.75cm" svg:y="3.4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974cm" svg:height="1.735cm" svg:x="15.75cm" svg:y="9.54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3" draw:text-style-name="P1" draw:layer="layout" svg:width="4.974cm" svg:height="2.891cm" svg:x="15.75cm" svg:y="11.5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21cm" svg:height="0.875cm" svg:x="16.027cm" svg:y="13.012cm">
          <draw:text-box>
            <text:p><text:span text:style-name="T1">CSV</text:span></text:p>
          </draw:text-box>
        </draw:frame>
        <draw:frame draw:style-name="gr4" draw:text-style-name="P4" draw:layer="layout" svg:width="3.219cm" svg:height="1.035cm" draw:transform="rotate (1.5707963267949) translate (13.263cm 14.496cm)">
          <draw:text-box>
            <text:p text:style-name="P3"><text:span text:style-name="T2"><text:a xlink:href="https://pkg.go.dev/github.com/nervatura/nervatura-service/pkg/report" xlink:type="simple">Report</text:a></text:span></text:p>
          </draw:text-box>
        </draw:frame>
        <draw:frame draw:style-name="gr14" draw:text-style-name="P10" draw:layer="layout" svg:width="13.008cm" svg:height="1.142cm" draw:transform="rotate (1.5707963267949) translate (10.98cm 14.426cm)">
          <draw:text-box>
            <text:p text:style-name="P3"><text:span text:style-name="T4"><text:a xlink:href="https://pkg.go.dev/github.com/nervatura/nervatura-service/pkg/nervatura#API" xlink:type="simple">API</text:a></text:span></text:p>
          </draw:text-box>
        </draw:frame>
        <draw:line draw:style-name="gr15" draw:text-style-name="P3" draw:layer="layout" svg:x1="14.258cm" svg:y1="3.473cm" svg:x2="15.474cm" svg:y2="3.473cm">
          <text:p/>
        </draw:line>
        <draw:line draw:style-name="gr15" draw:text-style-name="P3" draw:layer="layout" svg:x1="12.048cm" svg:y1="3.473cm" svg:x2="13.264cm" svg:y2="3.473cm">
          <text:p/>
        </draw:line>
        <draw:line draw:style-name="gr15" draw:text-style-name="P3" draw:layer="layout" svg:x1="12.048cm" svg:y1="8.098cm" svg:x2="13.264cm" svg:y2="8.098cm">
          <text:p/>
        </draw:line>
        <draw:line draw:style-name="gr15" draw:text-style-name="P3" draw:layer="layout" svg:x1="12.048cm" svg:y1="12.724cm" svg:x2="13.264cm" svg:y2="12.724cm">
          <text:p/>
        </draw:line>
        <draw:line draw:style-name="gr15" draw:text-style-name="P3" draw:layer="layout" svg:x1="9.371cm" svg:y1="4.34cm" svg:x2="10.808cm" svg:y2="4.34cm">
          <text:p/>
        </draw:line>
        <draw:line draw:style-name="gr15" draw:text-style-name="P3" draw:layer="layout" svg:x1="9.394cm" svg:y1="6.075cm" svg:x2="10.831cm" svg:y2="6.075cm">
          <text:p/>
        </draw:line>
        <draw:line draw:style-name="gr15" draw:text-style-name="P3" draw:layer="layout" svg:x1="9.394cm" svg:y1="7.809cm" svg:x2="10.831cm" svg:y2="7.809cm">
          <text:p/>
        </draw:line>
        <draw:line draw:style-name="gr15" draw:text-style-name="P3" draw:layer="layout" svg:x1="9.394cm" svg:y1="9.543cm" svg:x2="10.831cm" svg:y2="9.543cm">
          <text:p/>
        </draw:line>
        <draw:custom-shape draw:style-name="gr16" draw:text-style-name="P1" draw:layer="layout" svg:width="6.355cm" svg:height="4.336cm" svg:x="4.421cm" svg:y="10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421cm" svg:height="13.586cm" svg:x="0.004cm" svg:y="1.164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5.25cm" svg:height="2.311cm" svg:x="4.974cm" svg:y="11.856cm">
          <draw:text-box>
            <text:p text:style-name="P3"><text:span text:style-name="T3">C shared library (.so, .dll)</text:span></text:p>
          </draw:text-box>
        </draw:frame>
        <draw:line draw:style-name="gr15" draw:text-style-name="P3" draw:layer="layout" svg:x1="7.461cm" svg:y1="10.468cm" svg:x2="7.461cm" svg:y2="11.855cm">
          <text:p/>
        </draw:line>
        <draw:frame draw:style-name="gr18" draw:text-style-name="P5" draw:layer="layout" svg:width="4.914cm" svg:height="1.105cm" draw:transform="rotate (1.5707963267949) translate (1.935cm 6.652cm)">
          <draw:text-box>
            <text:p text:style-name="P3"><text:span text:style-name="T3">HTTP PORT</text:span></text:p>
          </draw:text-box>
        </draw:frame>
        <draw:line draw:style-name="gr15" draw:text-style-name="P3" draw:layer="layout" svg:x1="3.04cm" svg:y1="4.34cm" svg:x2="4.477cm" svg:y2="4.34cm">
          <text:p/>
        </draw:line>
        <draw:frame draw:style-name="gr18" draw:text-style-name="P5" draw:layer="layout" svg:width="5.75cm" svg:height="1.105cm" draw:transform="rotate (1.5707963267949) translate (0.277cm 10.663cm)">
          <draw:text-box>
            <text:p text:style-name="P3"><text:span text:style-name="T3">GRPC PORT</text:span></text:p>
          </draw:text-box>
        </draw:frame>
        <draw:frame draw:style-name="gr18" draw:text-style-name="P11" draw:layer="layout" svg:width="5.253cm" svg:height="1cm" draw:transform="rotate (1.5707963267949) translate (2.003cm 14.166cm)">
          <draw:text-box>
            <text:p text:style-name="P3"><text:span text:style-name="T5">COMMAND</text:span></text:p>
          </draw:text-box>
        </draw:frame>
        <draw:line draw:style-name="gr19" draw:text-style-name="P3" draw:layer="layout" svg:x1="2.985cm" svg:y1="6.075cm" svg:x2="4.422cm" svg:y2="6.075cm">
          <text:p/>
        </draw:line>
        <draw:line draw:style-name="gr20" draw:text-style-name="P3" draw:layer="layout" svg:x1="3.04cm" svg:y1="9.543cm" svg:x2="4.477cm" svg:y2="9.543cm">
          <text:p/>
        </draw:line>
        <draw:line draw:style-name="gr15" draw:text-style-name="P3" draw:layer="layout" svg:x1="1.382cm" svg:y1="7.809cm" svg:x2="4.477cm" svg:y2="7.809cm">
          <text:p/>
        </draw:line>
        <draw:custom-shape draw:style-name="gr21" draw:text-style-name="P13" draw:layer="layout" svg:width="21cm" svg:height="1.15cm" svg:x="0cm" svg:y="0cm">
          <text:p text:style-name="P12"><text:span text:style-name="T6">NERVATURA BACKEND</text:span></text:p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3.814cm" svg:height="1.187cm" svg:x="15.936cm" svg:y="1.75cm">
          <draw:text-box>
            <text:p text:style-name="P14"><text:span text:style-name="T7"><text:a xlink:href="https://pkg.go.dev/github.com/nervatura/nervatura-service/pkg/nervatura#DataDriver" office:target-frame-name="_blank" xlink:type="simple">DataDriver</text:a></text:span></text:p>
          </draw:text-box>
        </draw:frame>
        <draw:frame draw:style-name="gr23" draw:text-style-name="P15" draw:layer="layout" svg:width="4.5cm" svg:height="1.187cm" svg:x="16cm" svg:y="3.75cm">
          <draw:text-box>
            <text:p text:style-name="P14"><text:span text:style-name="T8"><text:a xlink:href="https://pkg.go.dev/github.com/nervatura/nervatura-service/pkg/database" xlink:type="simple">SQLDriver</text:a></text:span></text:p>
          </draw:text-box>
        </draw:frame>
        <draw:frame draw:style-name="gr22" draw:text-style-name="P15" draw:layer="layout" svg:width="3.814cm" svg:height="1.187cm" svg:x="16cm" svg:y="9.813cm">
          <draw:text-box>
            <text:p text:style-name="P14"><text:span text:style-name="T7"><text:a xlink:href="https://pkg.go.dev/github.com/nervatura/nervatura-service/pkg/report#Generator" xlink:type="simple">Generator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fill-image draw:name="_32_0_20_Percent" draw:display-name="20 Percent" xlink:href="Pictures/1000000000000008000000080DE9CB86A148FDFB.png" xlink:type="simple" xlink:show="embed" xlink:actuate="onLoad"/>
    <draw:marker draw:name="Arrow" svg:viewBox="0 0 20 30" svg:d="M10 0l-10 30h20z"/>
    <draw:marker draw:name="Nyílhegyek_20_5" draw:display-name="Nyílhegyek 5" svg:viewBox="0 0 20 20" svg:d="M0 20l10-20 10 20z"/>
    <draw:marker draw:name="Nyílhegyek_20_6" draw:display-name="Nyílhegyek 6" svg:viewBox="0 0 20 20" svg:d="M0 20l10-20 10 20z"/>
    <draw:marker draw:name="Nyílhegyek_20_7" draw:display-name="Nyílhegyek 7" svg:viewBox="0 0 20 20" svg:d="M0 20l10-20 10 20z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9T20:46:11.486889592</meta:creation-date>
    <dc:date>2021-09-21T21:40:39.159338399</dc:date>
    <meta:editing-duration>PT1H57M53S</meta:editing-duration>
    <meta:editing-cycles>18</meta:editing-cycles>
    <meta:generator>LibreOffice/7.1.5.2$Linux_X86_64 LibreOffice_project/10$Build-2</meta:generator>
    <meta:document-statistic meta:object-count="47"/>
  </office:meta>
</office:document-meta>
</file>